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9792in" fo:margin-left="0in" table:align="left"/>
    </style:style>
    <style:style style:name="Table5.A" style:family="table-column">
      <style:table-column-properties style:column-width="6.9792in"/>
    </style:style>
    <style:style style:name="Table5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none" fo:border-right="0.5pt solid #000000" fo:border-top="none" fo:border-bottom="0.5pt solid #000000"/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0007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1" style:family="table-row">
      <style:table-row-properties style:min-row-height="0.2917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none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none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1544ee" officeooo:paragraph-rsid="001544ee"/>
    </style:style>
    <style:style style:name="P2" style:family="paragraph" style:parent-style-name="Text_20_body">
      <style:text-properties style:font-name="Nimbus Sans1" fo:font-size="1pt" officeooo:paragraph-rsid="001c7e1d" style:font-size-asian="1pt" style:font-size-complex="1pt"/>
    </style:style>
    <style:style style:name="P3" style:family="paragraph" style:parent-style-name="Standard">
      <style:text-properties style:font-name="Nimbus Sans1" fo:font-size="1pt" style:text-underline-style="none" officeooo:paragraph-rsid="00302793" style:font-size-asian="1pt" style:font-size-complex="1pt"/>
    </style:style>
    <style:style style:name="P4" style:family="paragraph" style:parent-style-name="Text_20_body">
      <style:text-properties style:font-name="Nimbus Sans1" fo:font-size="1pt" style:text-underline-style="none" officeooo:paragraph-rsid="001c7e1d" style:font-size-asian="1pt" style:font-size-complex="1pt"/>
    </style:style>
    <style:style style:name="P5" style:family="paragraph" style:parent-style-name="Table_20_Contents">
      <style:text-properties style:font-name="Nimbus Sans1" officeooo:paragraph-rsid="0023ce0d"/>
    </style:style>
    <style:style style:name="P6" style:family="paragraph" style:parent-style-name="Text_20_body">
      <style:text-properties style:font-name="Nimbus Sans1" officeooo:paragraph-rsid="0023ce0d"/>
    </style:style>
    <style:style style:name="P7" style:family="paragraph" style:parent-style-name="Standard">
      <style:text-properties style:font-name="Nimbus Sans1" officeooo:rsid="001544ee" officeooo:paragraph-rsid="001544ee"/>
    </style:style>
    <style:style style:name="P8" style:family="paragraph" style:parent-style-name="Standard">
      <style:paragraph-properties fo:text-align="center" style:justify-single-word="false"/>
      <style:text-properties style:font-name="Nimbus Sans1" officeooo:rsid="001544ee" officeooo:paragraph-rsid="0017101c"/>
    </style:style>
    <style:style style:name="P9" style:family="paragraph" style:parent-style-name="Standard">
      <style:paragraph-properties fo:text-align="center" style:justify-single-word="false"/>
      <style:text-properties style:font-name="Nimbus Sans1" officeooo:rsid="001544ee" officeooo:paragraph-rsid="0032532e"/>
    </style:style>
    <style:style style:name="P10" style:family="paragraph" style:parent-style-name="Standard">
      <style:text-properties style:font-name="Nimbus Sans1" fo:font-size="18pt" fo:font-weight="bold" officeooo:rsid="00187a7f" officeooo:paragraph-rsid="00187a7f" style:font-size-asian="11.8000001907349pt" style:font-weight-asian="bold" style:font-size-complex="13.5pt" style:font-weight-complex="bold"/>
    </style:style>
    <style:style style:name="P11" style:family="paragraph" style:parent-style-name="Standard">
      <style:text-properties style:font-name="Nimbus Sans1" fo:font-size="16pt" fo:font-style="normal" style:text-underline-style="none" fo:font-weight="normal" officeooo:rsid="00187a7f" officeooo:paragraph-rsid="00187a7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Table_20_Contents">
      <style:text-properties style:font-name="Nimbus Sans1" fo:font-size="16pt" officeooo:rsid="00188562" officeooo:paragraph-rsid="0023ce0d" style:font-size-asian="16pt" style:font-size-complex="16pt"/>
    </style:style>
    <style:style style:name="P13" style:family="paragraph" style:parent-style-name="Table_20_Contents">
      <style:text-properties style:font-name="Nimbus Sans1" fo:font-size="16pt" officeooo:paragraph-rsid="001c7e1d" style:font-name-asian="Noto Sans1" style:font-size-asian="16pt" style:font-name-complex="Noto Sans Devanagari1" style:font-size-complex="16pt"/>
    </style:style>
    <style:style style:name="P14" style:family="paragraph" style:parent-style-name="Table_20_Contents">
      <style:text-properties style:font-name="Nimbus Sans1" fo:font-size="16pt" officeooo:rsid="00057881" officeooo:paragraph-rsid="001c7e1d" style:font-name-asian="Noto Sans1" style:font-size-asian="16pt" style:font-name-complex="Noto Sans Devanagari1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1c7e1d" style:font-name-asian="Noto Sans1" style:font-size-asian="16pt" style:font-weight-asian="bold" style:font-name-complex="Noto Sans Devanagari1" style:font-size-complex="16pt" style:font-weight-complex="bold"/>
    </style:style>
    <style:style style:name="P16" style:family="paragraph" style:parent-style-name="Table_20_Contents">
      <style:paragraph-properties fo:margin-top="0.1189in" fo:margin-bottom="0.1189in" style:contextual-spacing="false" fo:text-align="center" style:justify-single-word="false"/>
      <style:text-properties style:font-name="Nimbus Sans1" fo:font-size="16pt" fo:font-weight="bold" officeooo:rsid="00057881" officeooo:paragraph-rsid="001c7e1d" style:font-name-asian="Noto Sans1" style:font-size-asian="16pt" style:font-weight-asian="bold" style:font-name-complex="Noto Sans Devanagari1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23ce0d" style:font-name-asian="Noto Sans1" style:font-size-asian="16pt" style:font-weight-asian="bold" style:font-name-complex="Noto Sans Devanagari1" style:font-size-complex="16pt" style:font-weight-complex="bold"/>
    </style:style>
    <style:style style:name="P18" style:family="paragraph" style:parent-style-name="Table_20_Contents">
      <style:text-properties style:font-name="Nimbus Sans1" fo:font-size="16pt" fo:font-weight="normal" officeooo:rsid="001c477d" officeooo:paragraph-rsid="0023ce0d" style:font-size-asian="16pt" style:font-weight-asian="normal" style:font-size-complex="16pt" style:font-weight-complex="normal"/>
    </style:style>
    <style:style style:name="P19" style:family="paragraph" style:parent-style-name="Text_20_body">
      <style:text-properties style:font-name="Nimbus Sans1" fo:font-size="16pt" fo:font-weight="normal" officeooo:paragraph-rsid="001c7e1d" style:font-size-asian="16pt" style:font-weight-asian="normal" style:font-size-complex="16pt" style:font-weight-complex="normal"/>
    </style:style>
    <style:style style:name="P20" style:family="paragraph" style:parent-style-name="Standard">
      <style:text-properties style:font-name="Nimbus Sans1" fo:font-weight="bold" officeooo:rsid="00187a7f" officeooo:paragraph-rsid="002030fd" style:font-weight-asian="bold" style:font-weight-complex="bold"/>
    </style:style>
    <style:style style:name="P21" style:family="paragraph" style:parent-style-name="Table_20_Contents">
      <style:text-properties style:font-name="Nimbus Sans1" fo:font-weight="bold" officeooo:rsid="00187a7f" officeooo:paragraph-rsid="001c7e1d" style:font-weight-asian="bold" style:font-weight-complex="bold"/>
    </style:style>
    <style:style style:name="P22" style:family="paragraph" style:parent-style-name="Table_20_Contents">
      <style:paragraph-properties fo:margin-top="0in" fo:margin-bottom="0in" style:contextual-spacing="false" fo:line-height="150%"/>
      <style:text-properties style:font-name="Nimbus Sans1" fo:font-weight="bold" officeooo:rsid="00302793" officeooo:paragraph-rsid="0030279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24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25" style:family="paragraph" style:parent-style-name="Table_20_Contents">
      <style:paragraph-properties fo:margin-top="0.3563in" fo:margin-bottom="0.3563in" style:contextual-spacing="false" fo:line-height="15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26" style:family="paragraph" style:parent-style-name="Table_20_Contents">
      <style:paragraph-properties fo:margin-top="0.3165in" fo:margin-bottom="0.3165in" style:contextual-spacing="false" fo:line-height="15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27" style:family="paragraph" style:parent-style-name="Table_20_Contents">
      <style:paragraph-properties fo:margin-top="0.3957in" fo:margin-bottom="0.3957in" style:contextual-spacing="false" fo:line-height="100%" fo:text-align="center" style:justify-single-word="false"/>
      <style:text-properties style:font-name="Nimbus Sans1" fo:font-weight="bold" officeooo:rsid="0016e72b" officeooo:paragraph-rsid="0023ce0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imbus Sans1" fo:font-weight="bold" officeooo:rsid="00188562" officeooo:paragraph-rsid="0023ce0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imbus Sans1" fo:font-weight="bold" officeooo:rsid="0019b27f" officeooo:paragraph-rsid="0023ce0d" style:font-weight-asian="bold" style:font-weight-complex="bold"/>
    </style:style>
    <style:style style:name="P30" style:family="paragraph" style:parent-style-name="Standard">
      <style:text-properties style:font-name="Nimbus Sans1" officeooo:rsid="0019cea4" officeooo:paragraph-rsid="0019cea4"/>
    </style:style>
    <style:style style:name="P31" style:family="paragraph" style:parent-style-name="Standard">
      <style:text-properties style:font-name="Nimbus Sans1" style:text-underline-style="none" officeooo:rsid="0019cea4" officeooo:paragraph-rsid="0019cea4"/>
    </style:style>
    <style:style style:name="P32" style:family="paragraph" style:parent-style-name="Table_20_Contents">
      <style:paragraph-properties fo:margin-top="0in" fo:margin-bottom="0in" style:contextual-spacing="false" fo:line-height="150%"/>
      <style:text-properties style:font-name="Nimbus Sans1" fo:font-size="14pt" fo:font-weight="normal" officeooo:rsid="00302793" officeooo:paragraph-rsid="0030b270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margin-top="0in" fo:margin-bottom="0in" style:contextual-spacing="false" fo:line-height="115%"/>
      <style:text-properties style:font-name="Nimbus Sans1" officeooo:rsid="00302793" officeooo:paragraph-rsid="00302793"/>
    </style:style>
    <style:style style:name="P34" style:family="paragraph" style:parent-style-name="Table_20_Contents">
      <style:text-properties style:font-name="Nimbus Sans1" fo:font-weight="normal" officeooo:paragraph-rsid="001c7e1d" style:font-weight-asian="normal" style:font-weight-complex="normal"/>
    </style:style>
    <style:style style:name="P35" style:family="paragraph" style:parent-style-name="Table_20_Contents">
      <style:text-properties style:font-name="Nimbus Sans1" fo:font-weight="normal" officeooo:rsid="001c477d" officeooo:paragraph-rsid="0023ce0d" style:font-weight-asian="normal" style:font-weight-complex="normal"/>
    </style:style>
    <style:style style:name="P36" style:family="paragraph" style:parent-style-name="Table_20_Contents">
      <style:paragraph-properties fo:margin-top="0.3957in" fo:margin-bottom="0.3957in" style:contextual-spacing="false"/>
      <style:text-properties style:font-name="Nimbus Sans1" fo:font-weight="normal" officeooo:rsid="001c477d" officeooo:paragraph-rsid="0023ce0d" style:font-weight-asian="normal" style:font-weight-complex="normal"/>
    </style:style>
    <style:style style:name="P37" style:family="paragraph" style:parent-style-name="Table_20_Contents">
      <style:paragraph-properties fo:margin-top="0.3957in" fo:margin-bottom="0.3957in" style:contextual-spacing="false" fo:line-height="100%"/>
      <style:text-properties style:font-name="Nimbus Sans1" fo:font-weight="normal" officeooo:rsid="001c477d" officeooo:paragraph-rsid="0023ce0d" style:font-weight-asian="normal" style:font-weight-complex="normal"/>
    </style:style>
    <style:style style:name="P38" style:family="paragraph" style:parent-style-name="Table_20_Contents">
      <style:text-properties style:font-name="Nimbus Sans1" fo:font-weight="normal" officeooo:paragraph-rsid="002d8f99" style:font-weight-asian="normal" style:font-weight-complex="normal"/>
    </style:style>
    <style:style style:name="P39" style:family="paragraph" style:parent-style-name="Text_20_body">
      <style:paragraph-properties fo:line-height="100%"/>
      <style:text-properties style:font-name="Nimbus Sans1" fo:font-weight="normal" officeooo:paragraph-rsid="002d8f99" style:font-weight-asian="normal" style:font-weight-complex="normal"/>
    </style:style>
    <style:style style:name="P40" style:family="paragraph" style:parent-style-name="Text_20_body">
      <style:paragraph-properties fo:line-height="100%"/>
      <style:text-properties style:font-name="Nimbus Sans1" fo:font-weight="normal" officeooo:paragraph-rsid="001c7e1d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Nimbus Sans1" fo:font-style="normal" fo:font-weight="bold" officeooo:rsid="0016e72b" officeooo:paragraph-rsid="0023ce0d" style:font-style-asian="normal" style:font-weight-asian="bold" style:font-style-complex="normal" style:font-weight-complex="bold"/>
    </style:style>
    <style:style style:name="P42" style:family="paragraph" style:parent-style-name="Table_20_Contents">
      <style:text-properties style:font-name="Nimbus Sans1" officeooo:rsid="0016e72b" officeooo:paragraph-rsid="0023ce0d"/>
    </style:style>
    <style:style style:name="P43" style:family="paragraph" style:parent-style-name="Table_20_Contents">
      <style:paragraph-properties fo:margin-top="0.3957in" fo:margin-bottom="0.3957in" style:contextual-spacing="false"/>
      <style:text-properties style:font-name="Nimbus Sans1" officeooo:rsid="0016e72b" officeooo:paragraph-rsid="0023ce0d"/>
    </style:style>
    <style:style style:name="P44" style:family="paragraph" style:parent-style-name="Table_20_Contents">
      <style:text-properties style:font-name="Nimbus Sans1" officeooo:rsid="0016e72b" officeooo:paragraph-rsid="0024e060"/>
    </style:style>
    <style:style style:name="P45" style:family="paragraph" style:parent-style-name="Table_20_Contents">
      <style:paragraph-properties fo:margin-top="0.3563in" fo:margin-bottom="0.3563in" style:contextual-spacing="false" fo:line-height="150%"/>
      <style:text-properties style:font-name="Nimbus Sans1" officeooo:rsid="0016e72b" officeooo:paragraph-rsid="0023ce0d"/>
    </style:style>
    <style:style style:name="P46" style:family="paragraph" style:parent-style-name="Table_20_Contents">
      <style:text-properties style:font-name="Nimbus Sans1" officeooo:rsid="00188562" officeooo:paragraph-rsid="0023ce0d"/>
    </style:style>
    <style:style style:name="P47" style:family="paragraph" style:parent-style-name="Table_20_Contents">
      <style:paragraph-properties fo:margin-top="0.3957in" fo:margin-bottom="0.3957in" style:contextual-spacing="false" fo:line-height="100%"/>
      <style:text-properties style:font-name="Nimbus Sans1" officeooo:rsid="00188562" officeooo:paragraph-rsid="0023ce0d"/>
    </style:style>
    <style:style style:name="P48" style:family="paragraph" style:parent-style-name="Footer">
      <style:paragraph-properties fo:text-align="end" style:justify-single-word="false"/>
      <style:text-properties fo:font-size="14pt" fo:font-style="italic" officeooo:rsid="0017101c" officeooo:paragraph-rsid="0017101c" style:font-size-asian="9.14999961853027pt" style:font-style-asian="italic" style:font-size-complex="10.5pt" style:font-style-complex="italic"/>
    </style:style>
    <style:style style:name="P49" style:family="paragraph" style:parent-style-name="Header">
      <style:text-properties fo:font-style="italic" officeooo:rsid="001544ee" officeooo:paragraph-rsid="001544ee" style:font-style-asian="italic" style:font-style-complex="italic"/>
    </style:style>
    <style:style style:name="P50" style:family="paragraph" style:parent-style-name="Heading_20_1">
      <style:text-properties style:font-name="Nimbus Sans1" fo:font-size="1pt" officeooo:paragraph-rsid="001c7e1d" style:font-size-asian="1pt" style:font-size-complex="1pt"/>
    </style:style>
    <style:style style:name="P51" style:family="paragraph" style:parent-style-name="Heading_20_2">
      <style:paragraph-properties fo:text-align="start" style:justify-single-word="false"/>
      <style:text-properties style:font-name="Nimbus Sans1" officeooo:paragraph-rsid="0023ce0d"/>
    </style:style>
    <style:style style:name="P52" style:family="paragraph" style:parent-style-name="Heading_20_2">
      <style:text-properties style:font-name="Nimbus Sans1" officeooo:paragraph-rsid="0023ce0d"/>
    </style:style>
    <style:style style:name="P53" style:family="paragraph" style:parent-style-name="Standard">
      <style:paragraph-properties fo:text-align="center" style:justify-single-word="false"/>
      <style:text-properties style:font-name="Nimbus Sans1" fo:font-size="22pt" fo:font-weight="bold" officeooo:rsid="0017101c" officeooo:paragraph-rsid="0032532e" style:font-size-asian="14.3999996185303pt" style:font-weight-asian="bold" style:font-size-complex="16.5pt" style:font-weight-complex="bold"/>
    </style:style>
    <style:style style:name="P54" style:family="paragraph" style:parent-style-name="Standard" style:list-style-name="L1">
      <style:text-properties style:font-name="Nimbus Sans1" fo:font-size="18pt" fo:font-weight="bold" officeooo:rsid="00187a7f" officeooo:paragraph-rsid="00187a7f" style:font-size-asian="11.8000001907349pt" style:font-weight-asian="bold" style:font-size-complex="13.5pt" style:font-weight-complex="bold"/>
    </style:style>
    <style:style style:name="P55" style:family="paragraph" style:parent-style-name="Standard" style:list-style-name="L2">
      <style:text-properties style:font-name="Nimbus Sans1" fo:font-size="18pt" style:text-underline-style="solid" style:text-underline-width="auto" style:text-underline-color="font-color" fo:font-weight="bold" officeooo:rsid="00187a7f" officeooo:paragraph-rsid="00187a7f" style:font-size-asian="11.8000001907349pt" style:font-weight-asian="bold" style:font-size-complex="13.5pt" style:font-weight-complex="bold"/>
    </style:style>
    <style:style style:name="P56" style:family="paragraph" style:parent-style-name="Standard" style:list-style-name="L2">
      <style:text-properties style:font-name="Nimbus Sans1" fo:font-size="16pt" fo:font-style="normal" style:text-underline-style="none" fo:font-weight="normal" officeooo:rsid="001b4de6" officeooo:paragraph-rsid="001b4de6" style:font-size-asian="16pt" style:font-style-asian="normal" style:font-weight-asian="normal" style:font-size-complex="16pt" style:font-style-complex="normal" style:font-weight-complex="normal"/>
    </style:style>
    <style:style style:name="P57" style:family="paragraph" style:parent-style-name="Standard" style:list-style-name="L2">
      <style:text-properties style:font-name="Nimbus Sans1" fo:font-size="16pt" fo:font-style="normal" style:text-underline-style="none" fo:font-weight="normal" officeooo:rsid="00187a7f" officeooo:paragraph-rsid="00187a7f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 style:list-style-name="L3">
      <style:text-properties style:font-name="Nimbus Sans1" fo:font-size="16pt" officeooo:rsid="00187a7f" officeooo:paragraph-rsid="00187a7f" style:font-size-asian="16pt" style:font-size-complex="16pt"/>
    </style:style>
    <style:style style:name="P59" style:family="paragraph" style:parent-style-name="Standard">
      <style:text-properties style:font-name="Nimbus Sans1" fo:font-size="16pt" officeooo:rsid="00187a7f" officeooo:paragraph-rsid="00187a7f" style:font-size-asian="16pt" style:font-size-complex="16pt"/>
    </style:style>
    <style:style style:name="P60" style:family="paragraph" style:parent-style-name="Standard" style:list-style-name="L3">
      <style:text-properties style:font-name="Nimbus Sans1" fo:font-size="16pt" style:text-underline-style="none" fo:font-weight="normal" officeooo:rsid="00187a7f" officeooo:paragraph-rsid="00187a7f" style:font-size-asian="16pt" style:font-weight-asian="normal" style:font-size-complex="16pt" style:font-weight-complex="normal"/>
    </style:style>
    <style:style style:name="P61" style:family="paragraph" style:parent-style-name="Standard" style:list-style-name="L4">
      <style:text-properties style:font-name="Nimbus Sans1" fo:font-size="16pt" style:text-underline-style="none" fo:font-weight="normal" officeooo:rsid="00187a7f" officeooo:paragraph-rsid="00187a7f" style:font-size-asian="16pt" style:font-weight-asian="normal" style:font-size-complex="16pt" style:font-weight-complex="normal"/>
    </style:style>
    <style:style style:name="P62" style:family="paragraph" style:parent-style-name="Standard">
      <style:text-properties style:font-name="Nimbus Sans1" fo:font-size="16pt" style:text-underline-style="none" fo:font-weight="bold" officeooo:rsid="001c7e1d" officeooo:paragraph-rsid="00302793" style:font-size-asian="10.5pt" style:font-weight-asian="bold" style:font-size-complex="12pt" style:font-weight-complex="bold"/>
    </style:style>
    <style:style style:name="P63" style:family="paragraph" style:parent-style-name="Standard" style:list-style-name="L2">
      <style:text-properties style:font-name="Nimbus Sans1" fo:font-weight="bold" officeooo:rsid="00187a7f" officeooo:paragraph-rsid="002696be" style:font-weight-asian="bold" style:font-weight-complex="bold"/>
    </style:style>
    <style:style style:name="P64" style:family="paragraph" style:parent-style-name="Standard">
      <style:text-properties style:font-name="Nimbus Sans1" officeooo:rsid="0019cea4" officeooo:paragraph-rsid="00349029"/>
    </style:style>
    <style:style style:name="P65" style:family="paragraph" style:parent-style-name="Table_20_Contents" style:list-style-name="L6">
      <style:text-properties style:font-name="Nimbus Sans1" fo:font-size="16pt" fo:font-weight="normal" officeooo:rsid="001c7e1d" officeooo:paragraph-rsid="001c7e1d" style:font-size-asian="10.5pt" style:font-weight-asian="normal" style:font-size-complex="12pt" style:font-weight-complex="normal"/>
    </style:style>
    <style:style style:name="P66" style:family="paragraph" style:parent-style-name="Table_20_Contents" style:list-style-name="L6">
      <style:paragraph-properties fo:margin-top="0in" fo:margin-bottom="0in" style:contextual-spacing="false" fo:line-height="150%"/>
      <style:text-properties style:font-name="Nimbus Sans1" officeooo:paragraph-rsid="00302793"/>
    </style:style>
    <style:style style:name="P67" style:family="paragraph" style:parent-style-name="Table_20_Contents" style:list-style-name="L6">
      <style:paragraph-properties fo:margin-top="0in" fo:margin-bottom="0in" style:contextual-spacing="false" fo:line-height="150%"/>
      <style:text-properties style:font-name="Nimbus Sans1" officeooo:rsid="00302793" officeooo:paragraph-rsid="003246a5"/>
    </style:style>
    <style:style style:name="P68" style:family="paragraph" style:parent-style-name="Table_20_Contents" style:list-style-name="L6">
      <style:paragraph-properties fo:margin-top="0in" fo:margin-bottom="0in" style:contextual-spacing="false" fo:line-height="115%"/>
      <style:text-properties style:font-name="Nimbus Sans1" officeooo:rsid="00302793" officeooo:paragraph-rsid="0030b270"/>
    </style:style>
    <style:style style:name="P69" style:family="paragraph" style:parent-style-name="Text_20_body" style:list-style-name="L5">
      <style:text-properties style:font-name="Nimbus Sans1" fo:font-size="16pt" fo:font-weight="normal" officeooo:paragraph-rsid="001c7e1d" style:font-size-asian="16pt" style:font-weight-asian="normal" style:font-size-complex="16pt" style:font-weight-complex="normal"/>
    </style:style>
    <style:style style:name="P70" style:family="paragraph" style:parent-style-name="Text_20_body">
      <style:text-properties style:font-name="Nimbus Sans1" fo:font-size="16pt" style:text-underline-style="none" fo:font-weight="bold" officeooo:rsid="001c7e1d" officeooo:paragraph-rsid="001d7ee1" style:font-size-asian="10.5pt" style:font-weight-asian="bold" style:font-size-complex="12pt" style:font-weight-complex="bold"/>
    </style:style>
    <style:style style:name="P71" style:family="paragraph" style:parent-style-name="Text_20_body" style:list-style-name="L6">
      <style:text-properties style:font-name="Nimbus Sans1" fo:font-weight="normal" officeooo:paragraph-rsid="001c7e1d" style:font-weight-asian="normal" style:font-weight-complex="normal"/>
    </style:style>
    <style:style style:name="P72" style:family="paragraph" style:parent-style-name="Text_20_body" style:list-style-name="L6">
      <style:paragraph-properties fo:margin-top="0in" fo:margin-bottom="0in" style:contextual-spacing="false" fo:line-height="150%"/>
      <style:text-properties style:font-name="Nimbus Sans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officeooo:rsid="000ab0fb" style:font-name-asian="Noto Sans1" style:font-style-asian="normal" style:font-name-complex="Noto Sans Devanagari1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7881" style:font-name-asian="Noto Sans1" style:font-style-asian="italic" style:font-name-complex="Noto Sans Devanagari1" style:font-style-complex="italic"/>
    </style:style>
    <style:style style:name="T5" style:family="text">
      <style:text-properties officeooo:rsid="0017531e"/>
    </style:style>
    <style:style style:name="T6" style:family="text">
      <style:text-properties fo:font-size="22pt" fo:font-weight="bold" officeooo:rsid="0017101c" style:font-size-asian="14.3999996185303pt" style:font-weight-asian="bold" style:font-size-complex="16.5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text-underline-style="solid" style:text-underline-width="auto" style:text-underline-color="font-color" officeooo:rsid="001c7e1d" style:font-size-asian="11.8000001907349pt" style:font-size-complex="13.5pt"/>
    </style:style>
    <style:style style:name="T9" style:family="text">
      <style:text-properties fo:font-size="18pt" style:text-underline-style="solid" style:text-underline-width="auto" style:text-underline-color="font-color" officeooo:rsid="002030fd" style:font-size-asian="11.8000001907349pt" style:font-size-complex="13.5pt"/>
    </style:style>
    <style:style style:name="T10" style:family="text">
      <style:text-properties fo:font-size="18pt" style:text-underline-style="solid" style:text-underline-width="auto" style:text-underline-color="font-color" officeooo:rsid="002696be" style:font-size-asian="11.8000001907349pt" style:font-size-complex="13.5pt"/>
    </style:style>
    <style:style style:name="T11" style:family="text">
      <style:text-properties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1c3d7d" style:font-weight-asian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2d8f99" style:font-size-asian="16pt" style:font-size-complex="16pt"/>
    </style:style>
    <style:style style:name="T17" style:family="text">
      <style:text-properties fo:font-size="16pt" officeooo:rsid="00188562" style:font-size-asian="16pt" style:font-size-complex="16pt"/>
    </style:style>
    <style:style style:name="T18" style:family="text">
      <style:text-properties fo:font-size="16pt" fo:font-weight="bold" officeooo:rsid="001c7e1d" style:font-size-asian="10.5pt" style:font-weight-asian="bold" style:font-size-complex="12pt" style:font-weight-complex="bold"/>
    </style:style>
    <style:style style:name="T19" style:family="text">
      <style:text-properties fo:font-size="16pt" fo:font-weight="bold" officeooo:rsid="002d8f99" style:font-size-asian="10.5pt" style:font-weight-asian="bold" style:font-size-complex="12pt" style:font-weight-complex="bold"/>
    </style:style>
    <style:style style:name="T20" style:family="text">
      <style:text-properties fo:font-size="16pt" fo:font-style="normal" fo:font-weight="bold" officeooo:rsid="001c7e1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size="16pt" style:font-size-asian="10.5pt" style:font-size-complex="12pt"/>
    </style:style>
    <style:style style:name="T22" style:family="text">
      <style:text-properties fo:font-size="16pt" officeooo:rsid="001c7e1d" style:font-size-asian="10.5pt" style:font-size-complex="12pt"/>
    </style:style>
    <style:style style:name="T23" style:family="text">
      <style:text-properties fo:font-size="16pt" style:font-name-asian="Noto Sans1" style:font-size-asian="16pt" style:font-name-complex="Noto Sans Devanagari1" style:font-size-complex="16pt"/>
    </style:style>
    <style:style style:name="T24" style:family="text">
      <style:text-properties fo:font-size="16pt" officeooo:rsid="00057881" style:font-name-asian="Noto Sans1" style:font-size-asian="16pt" style:font-name-complex="Noto Sans Devanagari1" style:font-size-complex="16pt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officeooo:rsid="00188562"/>
    </style:style>
    <style:style style:name="T27" style:family="text">
      <style:text-properties style:text-underline-style="solid" style:text-underline-width="auto" style:text-underline-color="font-color" officeooo:rsid="0019b27f"/>
    </style:style>
    <style:style style:name="T28" style:family="text">
      <style:text-properties officeooo:rsid="001b4de6"/>
    </style:style>
    <style:style style:name="T29" style:family="text">
      <style:text-properties officeooo:rsid="000751b7"/>
    </style:style>
    <style:style style:name="T30" style:family="text">
      <style:text-properties officeooo:rsid="000ab0fb"/>
    </style:style>
    <style:style style:name="T31" style:family="text">
      <style:text-properties officeooo:rsid="0016e72b"/>
    </style:style>
    <style:style style:name="T32" style:family="text">
      <style:text-properties officeooo:rsid="0019b27f"/>
    </style:style>
    <style:style style:name="T33" style:family="text">
      <style:text-properties officeooo:rsid="0023ce0d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fo:font-size="18pt" style:text-underline-style="solid" style:text-underline-width="auto" style:text-underline-color="font-color" officeooo:rsid="002696be" style:font-size-asian="11.8000001907349pt" style:font-size-complex="13.5pt"/>
    </style:style>
    <style:style style:name="T36" style:family="text">
      <style:text-properties fo:color="#c9211e" loext:opacity="100%" fo:font-size="18pt" style:text-underline-style="solid" style:text-underline-width="auto" style:text-underline-color="font-color" officeooo:rsid="00057881" style:font-name-asian="Noto Sans1" style:font-size-asian="18pt" style:font-name-complex="Noto Sans Devanagari1" style:font-size-complex="18pt"/>
    </style:style>
    <style:style style:name="T37" style:family="text">
      <style:text-properties fo:color="#c9211e" loext:opacity="100%" fo:font-size="18pt" style:text-underline-style="solid" style:text-underline-width="auto" style:text-underline-color="font-color" officeooo:rsid="002696be" style:font-name-asian="Noto Sans1" style:font-size-asian="18pt" style:font-name-complex="Noto Sans Devanagari1" style:font-size-complex="18pt"/>
    </style:style>
    <style:style style:name="T38" style:family="text">
      <style:text-properties fo:color="#c9211e" loext:opacity="100%" fo:font-size="16pt" style:font-size-asian="16pt" style:font-size-complex="16pt"/>
    </style:style>
    <style:style style:name="T39" style:family="text">
      <style:text-properties fo:color="#c9211e" loext:opacity="100%" fo:font-size="16pt" officeooo:rsid="00188562" style:font-size-asian="16pt" style:font-size-complex="16pt"/>
    </style:style>
    <style:style style:name="T40" style:family="text">
      <style:text-properties fo:color="#3465a4" loext:opacity="100%"/>
    </style:style>
    <style:style style:name="T41" style:family="text">
      <style:text-properties fo:color="#3465a4" loext:opacity="100%" officeooo:rsid="00188562"/>
    </style:style>
    <style:style style:name="T42" style:family="text">
      <style:text-properties fo:color="#3465a4" loext:opacity="100%" fo:font-size="16pt" style:font-size-asian="16pt" style:font-size-complex="16pt"/>
    </style:style>
    <style:style style:name="T43" style:family="text">
      <style:text-properties fo:color="#3465a4" loext:opacity="100%" fo:font-size="16pt" officeooo:rsid="00188562" style:font-size-asian="16pt" style:font-size-complex="16pt"/>
    </style:style>
    <style:style style:name="T44" style:family="text">
      <style:text-properties fo:color="#127622" loext:opacity="100%" fo:font-size="16pt" officeooo:rsid="00057881" style:font-name-asian="Noto Sans1" style:font-size-asian="16pt" style:font-name-complex="Noto Sans Devanagari1" style:font-size-complex="16pt"/>
    </style:style>
    <style:style style:name="T45" style:family="text">
      <style:text-properties officeooo:rsid="002d8f99"/>
    </style:style>
    <style:style style:name="T46" style:family="text">
      <style:text-properties fo:color="#000000" loext:opacity="100%" fo:font-size="16pt" officeooo:rsid="002d8f99" style:font-size-asian="16pt" style:font-size-complex="16pt"/>
    </style:style>
    <style:style style:name="T47" style:family="text">
      <style:text-properties fo:color="#000000" loext:opacity="100%" fo:font-size="16pt" fo:font-weight="normal" officeooo:rsid="001c477d" style:font-size-asian="16pt" style:font-weight-asian="normal" style:font-size-complex="16pt" style:font-weight-complex="normal"/>
    </style:style>
    <style:style style:name="T48" style:family="text">
      <style:text-properties fo:color="#000000" loext:opacity="100%" fo:font-size="16pt" fo:font-weight="normal" officeooo:rsid="00057881" style:font-name-asian="Noto Sans1" style:font-size-asian="16pt" style:font-weight-asian="normal" style:font-name-complex="Noto Sans Devanagari1" style:font-size-complex="16pt" style:font-weight-complex="normal"/>
    </style:style>
    <style:style style:name="T49" style:family="text">
      <style:text-properties fo:color="#000000" loext:opacity="100%" officeooo:rsid="00057881" style:font-name-asian="Noto Sans1" style:font-name-complex="Noto Sans Devanagari1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02d8f99" style:font-size-asian="12pt" style:font-size-complex="12pt"/>
    </style:style>
    <style:style style:name="T52" style:family="text">
      <style:text-properties officeooo:rsid="00057881" style:font-name-asian="Noto Sans1" style:font-name-complex="Noto Sans Devanagari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6"/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3">Chapitre 1</text:p>
            <text:p text:style-name="P53">Pronoms personnels </text:p>
            <text:p text:style-name="P53">et</text:p>
            <text:p text:style-name="P53">conjugaison de base</text:p>
          </table:table-cell>
        </table:table-row>
      </table:table>
      <text:p text:style-name="P9"><text:span text:style-name="T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list text:style-name="L1">
        <text:list-item>
          <text:p text:style-name="P54">Sommaire</text:p>
        </text:list-item>
      </text:list>
      <text:p text:style-name="P10"/>
      <text:list text:style-name="L2">
        <text:list-item>
          <text:p text:style-name="P55">Pronoms personnels</text:p>
          <text:list>
            <text:list-item>
              <text:p text:style-name="P56">Tableau</text:p>
            </text:list-item>
            <text:list-item>
              <text:p text:style-name="P56">Notes</text:p>
            </text:list-item>
            <text:list-item>
              <text:p text:style-name="P57">E<text:span text:style-name="T28">xemples</text:span></text:p>
            </text:list-item>
          </text:list>
        </text:list-item>
      </text:list>
      <text:p text:style-name="P11"/>
      <text:list xml:id="list132742312055430" text:continue-numbering="true" text:style-name="L2">
        <text:list-item>
          <text:p text:style-name="P55">Conjugaison du verbe -être</text:p>
        </text:list-item>
      </text:list>
      <text:list text:style-name="L3">
        <text:list-item>
          <text:list>
            <text:list-item>
              <text:p text:style-name="P60">Présent</text:p>
            </text:list-item>
            <text:list-item>
              <text:p text:style-name="P60">Passé</text:p>
            </text:list-item>
            <text:list-item>
              <text:p text:style-name="P60">Futur</text:p>
            </text:list-item>
            <text:list-item>
              <text:p text:style-name="P58"><text:span text:style-name="T13">Ex</text:span><text:span text:style-name="T14">emples</text:span></text:p>
            </text:list-item>
          </text:list>
        </text:list-item>
      </text:list>
      <text:p text:style-name="P59"/>
      <text:list xml:id="list132742399826347" text:continue-list="list132742312055430" text:style-name="L2">
        <text:list-item>
          <text:p text:style-name="P55">Annexe</text:p>
        </text:list-item>
      </text:list>
      <text:list text:style-name="L4">
        <text:list-item>
          <text:p text:style-name="P61">Alphabet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4"><text:soft-page-break/><text:span text:style-name="T12"/></text:p>
      <text:p text:style-name="P64"><text:span text:style-name="T12"/></text:p>
      <text:p text:style-name="P30"><text:span text:style-name="T12"><text:tab/></text:span><text:span text:style-name="T7">I – Les pronoms personnels</text:span></text:p>
      <text:p text:style-name="P30"><text:span text:style-name="T7"/></text:p>
      <text:p text:style-name="P31"><text:span text:style-name="T12"><text:tab/><text:tab/></text:span><text:span text:style-name="T20">a) Tableau</text:span></text:p>
      <text:p text:style-name="P31"><text:span text:style-name="T20"/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5">Singulier</text:p>
          </table:table-cell>
          <table:table-cell table:style-name="Table1.C1" office:value-type="string">
            <text:p text:style-name="P15">Pluriel</text:p>
          </table:table-cell>
        </table:table-row>
        <table:table-row>
          <table:table-cell table:style-name="Table1.A2" office:value-type="string">
            <text:p text:style-name="P15">P1</text:p>
          </table:table-cell>
          <table:table-cell table:style-name="Table1.A2" office:value-type="string">
            <text:p text:style-name="P14">es<text:tab/><text:tab/><text:span text:style-name="T29">(je)</text:span></text:p>
          </table:table-cell>
          <table:table-cell table:style-name="Table1.C2" office:value-type="string">
            <text:p text:style-name="P14">mēs<text:tab/><text:tab/><text:span text:style-name="T29">(nous)</text:span></text:p>
          </table:table-cell>
        </table:table-row>
        <table:table-row>
          <table:table-cell table:style-name="Table1.A2" office:value-type="string">
            <text:p text:style-name="P15">P2</text:p>
          </table:table-cell>
          <table:table-cell table:style-name="Table1.A2" office:value-type="string">
            <text:p text:style-name="P14">tu<text:tab/><text:tab/><text:span text:style-name="T29">(tu)</text:span></text:p>
          </table:table-cell>
          <table:table-cell table:style-name="Table1.C2" office:value-type="string">
            <text:p text:style-name="P14">jūs<text:tab/><text:tab/><text:span text:style-name="T29">(vous)</text:span></text:p>
          </table:table-cell>
        </table:table-row>
        <table:table-row table:style-name="Table1.4">
          <table:table-cell table:style-name="Table1.A2" office:value-type="string">
            <text:p text:style-name="P16">P3</text:p>
          </table:table-cell>
          <table:table-cell table:style-name="Table1.A2" office:value-type="string">
            <text:p text:style-name="P14">viņš<text:tab/><text:tab/><text:span text:style-name="T29">(il)</text:span></text:p>
            <text:p text:style-name="P14">viņ<text:span text:style-name="T29">a<text:tab/><text:tab/>(elle)</text:span></text:p>
          </table:table-cell>
          <table:table-cell table:style-name="Table1.C2" office:value-type="string">
            <text:p text:style-name="P14">viņi<text:tab/><text:tab/><text:span text:style-name="T29">(ils)</text:span></text:p>
            <text:p text:style-name="P14">viņas<text:tab/><text:span text:style-name="T29">(elles)</text:span></text:p>
          </table:table-cell>
        </table:table-row>
      </table:table>
      <text:h text:style-name="P50" text:outline-level="1"><text:span text:style-name="T7"/></text:h>
      <text:p text:style-name="P4"><text:span text:style-name="T12"><text:tab/><text:tab/></text:span><text:span text:style-name="T18">b) Notes</text:span></text:p>
      <text:p text:style-name="P19"/>
      <text:list text:style-name="L5">
        <text:list-item>
          <text:p text:style-name="P69"><text:span text:style-name="T30">Le pronom personnel </text:span><text:span text:style-name="T4">jūs </text:span><text:span text:style-name="T2">peut être utilisé pour la forme formelle. Si il est utilisé sous cette forme, il n’y a plus de différence entre le singulier et le pluriel.</text:span></text:p>
        </text:list-item>
      </text:list>
      <text:p text:style-name="P19"><text:span text:style-name="T2"/></text:p>
      <text:list text:continue-numbering="true" text:style-name="L5">
        <text:list-item>
          <text:p text:style-name="P69"><text:span text:style-name="T2">Pour désigner des objets ou des personnes de genre différents, le pronom personnel </text:span><text:span text:style-name="T4">viņi </text:span><text:span text:style-name="T2">prend le dessus, le masculin fait office de neutre.</text:span></text:p>
        </text:list-item>
      </text:list>
      <text:p text:style-name="P19"><text:span text:style-name="T2"/></text:p>
      <text:p text:style-name="P4"><text:span text:style-name="T18"/></text:p>
      <text:p text:style-name="P70"><text:soft-page-break/><text:tab/><text:tab/>c) Exemples</text:p>
      <text:p text:style-name="P40"/>
      <text:list xml:id="list3621237843" text:style-name="L6">
        <text:list-item>
          <text:p text:style-name="P71">Tu un es. <text:tab/><text:tab/>(Toi et moi)</text:p>
        </text:list-item>
        <text:list-item>
          <text:p text:style-name="P71">Viņš ir. <text:tab/><text:tab/>(Il est)</text:p>
        </text:list-item>
        <text:list-item>
          <text:p text:style-name="P65">Mēs esam <text:tab/>(Nous sommes)</text:p>
        </text:list-item>
      </text:list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21"><text:span text:style-name="T9"/></text:p>
      <text:list text:continue-list="list132742399826347" text:style-name="L2">
        <text:list-header>
          <text:p text:style-name="P63"><text:span text:style-name="T9">II – </text:span><text:span text:style-name="T8">Conjugaison du verbe -être </text:span><text:span text:style-name="T10">(</text:span><text:span text:style-name="T35">-b</text:span><text:span text:style-name="T36">ū</text:span><text:span text:style-name="T37">t</text:span><text:span text:style-name="T11">)</text:span></text:p>
        </text:list-header>
      </text:list>
      <text:p text:style-name="P20"><text:span text:style-name="T8"/></text:p>
      <text:h text:style-name="P51" text:outline-level="2" text:is-list-header="true"><text:bookmark-start text:name="__RefHeading___Toc322_3898499048"/><text:soft-page-break/><text:span text:style-name="T33"><text:tab/><text:tab/>a</text:span><text:span text:style-name="T31">) </text:span>Conjugaison au <text:span text:style-name="T25">présent</text:span><text:bookmark-end text:name="__RefHeading___Toc322_3898499048"/></text:h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2" office:value-type="string">
            <text:p text:style-name="P5"/>
          </table:table-cell>
          <table:covered-table-cell/>
          <table:table-cell table:style-name="Table2.C1" table:number-columns-spanned="2" office:value-type="string">
            <text:p text:style-name="P23">Présen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3"/>
          </table:table-cell>
          <table:covered-table-cell/>
          <table:table-cell table:style-name="Table2.C2" office:value-type="string">
            <text:p text:style-name="P41">Affirmatif</text:p>
          </table:table-cell>
          <table:table-cell table:style-name="Table2.D2" office:value-type="string">
            <text:p text:style-name="P23">Négatif</text:p>
          </table:table-cell>
        </table:table-row>
        <table:table-row>
          <table:table-cell table:style-name="Table2.C2" table:number-rows-spanned="2" office:value-type="string">
            <text:p text:style-name="P24">P1</text:p>
          </table:table-cell>
          <table:table-cell table:style-name="Table2.C2" office:value-type="string">
            <text:p text:style-name="P23">es</text:p>
          </table:table-cell>
          <table:table-cell table:style-name="Table2.C2" office:value-type="string">
            <text:p text:style-name="P42">es<text:span text:style-name="T34">mu</text:span></text:p>
          </table:table-cell>
          <table:table-cell table:style-name="Table2.D2" office:value-type="string">
            <text:p text:style-name="P44"><text:span text:style-name="T41">ne</text:span>es<text:span text:style-name="T34">mu</text:span>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17">mēs</text:p>
          </table:table-cell>
          <table:table-cell table:style-name="Table2.C2" office:value-type="string">
            <text:p text:style-name="P42">es<text:span text:style-name="T34">am</text:span></text:p>
          </table:table-cell>
          <table:table-cell table:style-name="Table2.D2" office:value-type="string">
            <text:p text:style-name="P44"><text:span text:style-name="T41">ne</text:span>es<text:span text:style-name="T34">am</text:span></text:p>
          </table:table-cell>
        </table:table-row>
        <table:table-row>
          <table:table-cell table:style-name="Table2.C2" table:number-rows-spanned="2" office:value-type="string">
            <text:p text:style-name="P24">P2</text:p>
          </table:table-cell>
          <table:table-cell table:style-name="Table2.C2" office:value-type="string">
            <text:p text:style-name="P23">tu</text:p>
          </table:table-cell>
          <table:table-cell table:style-name="Table2.C2" office:value-type="string">
            <text:p text:style-name="P42">es<text:span text:style-name="T34">i</text:span></text:p>
          </table:table-cell>
          <table:table-cell table:style-name="Table2.D2" office:value-type="string">
            <text:p text:style-name="P44"><text:span text:style-name="T41">ne</text:span>es<text:span text:style-name="T34">i</text:span>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17">jūs</text:p>
          </table:table-cell>
          <table:table-cell table:style-name="Table2.C2" office:value-type="string">
            <text:p text:style-name="P42">es<text:span text:style-name="T34">at</text:span></text:p>
          </table:table-cell>
          <table:table-cell table:style-name="Table2.D2" office:value-type="string">
            <text:p text:style-name="P44"><text:span text:style-name="T41">ne</text:span>es<text:span text:style-name="T34">at</text:span></text:p>
          </table:table-cell>
        </table:table-row>
        <table:table-row>
          <table:table-cell table:style-name="Table2.C2" office:value-type="string">
            <text:p text:style-name="P25">P3</text:p>
          </table:table-cell>
          <table:table-cell table:style-name="Table2.C2" office:value-type="string">
            <text:p text:style-name="P17">viņš</text:p>
            <text:p text:style-name="P17">viņ<text:span text:style-name="T29">a</text:span></text:p>
            <text:p text:style-name="P17">viņi</text:p>
            <text:p text:style-name="P17">viņas</text:p>
          </table:table-cell>
          <table:table-cell table:style-name="Table2.C2" office:value-type="string">
            <text:p text:style-name="P45">ir</text:p>
          </table:table-cell>
          <table:table-cell table:style-name="Table2.D2" office:value-type="string">
            <text:p text:style-name="P43">nav</text:p>
          </table:table-cell>
        </table:table-row>
      </table:table>
      <text:h text:style-name="P52" text:outline-level="2" text:is-list-header="true"><text:bookmark-start text:name="__RefHeading___Toc324_3898499048"/><text:span text:style-name="T33"><text:tab/><text:tab/>b) </text:span>C<text:span text:style-name="T33">o</text:span>njugaison au <text:span text:style-name="T26">passé</text:span><text:bookmark-end text:name="__RefHeading___Toc324_3898499048"/>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2" office:value-type="string">
            <text:p text:style-name="P5"/>
          </table:table-cell>
          <table:covered-table-cell/>
          <table:table-cell table:style-name="Table3.C1" table:number-columns-spanned="2" office:value-type="string">
            <text:p text:style-name="P28">Passé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23"/>
          </table:table-cell>
          <table:covered-table-cell/>
          <table:table-cell table:style-name="Table3.C2" office:value-type="string">
            <text:p text:style-name="P41">Affirmatif</text:p>
          </table:table-cell>
          <table:table-cell table:style-name="Table3.D2" office:value-type="string">
            <text:p text:style-name="P23">Négatif</text:p>
          </table:table-cell>
        </table:table-row>
        <table:table-row>
          <table:table-cell table:style-name="Table3.C2" table:number-rows-spanned="2" office:value-type="string">
            <text:p text:style-name="P24">P1</text:p>
          </table:table-cell>
          <table:table-cell table:style-name="Table3.C2" office:value-type="string">
            <text:p text:style-name="P23">es</text:p>
          </table:table-cell>
          <table:table-cell table:style-name="Table3.C2" office:value-type="string">
            <text:p text:style-name="P46">bij<text:span text:style-name="T34">u</text:span></text:p>
          </table:table-cell>
          <table:table-cell table:style-name="Table3.D2" office:value-type="string">
            <text:p text:style-name="P46"><text:span text:style-name="T40">ne</text:span>bij<text:span text:style-name="T34">u</text:span>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17">mēs</text:p>
          </table:table-cell>
          <table:table-cell table:style-name="Table3.C2" office:value-type="string">
            <text:p text:style-name="P12">bij<text:span text:style-name="T34">ām</text:span></text:p>
          </table:table-cell>
          <table:table-cell table:style-name="Table3.D2" office:value-type="string">
            <text:p text:style-name="P46"><text:span text:style-name="T40">ne</text:span><text:span text:style-name="T15">bij</text:span><text:span text:style-name="T38">ām</text:span></text:p>
          </table:table-cell>
        </table:table-row>
        <table:table-row>
          <table:table-cell table:style-name="Table3.C2" table:number-rows-spanned="2" office:value-type="string">
            <text:p text:style-name="P24">P2</text:p>
          </table:table-cell>
          <table:table-cell table:style-name="Table3.C2" office:value-type="string">
            <text:p text:style-name="P23">tu</text:p>
          </table:table-cell>
          <table:table-cell table:style-name="Table3.C2" office:value-type="string">
            <text:p text:style-name="P12">bij<text:span text:style-name="T34">i</text:span></text:p>
          </table:table-cell>
          <table:table-cell table:style-name="Table3.D2" office:value-type="string">
            <text:p text:style-name="P46"><text:span text:style-name="T40">ne</text:span><text:span text:style-name="T15">bij</text:span><text:span text:style-name="T38">i</text:span>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17">jūs</text:p>
          </table:table-cell>
          <table:table-cell table:style-name="Table3.C2" office:value-type="string">
            <text:p text:style-name="P12">bij<text:span text:style-name="T34">āt</text:span></text:p>
          </table:table-cell>
          <table:table-cell table:style-name="Table3.D2" office:value-type="string">
            <text:p text:style-name="P46"><text:span text:style-name="T40">ne</text:span><text:span text:style-name="T15">bij</text:span><text:span text:style-name="T38">āt</text:span></text:p>
          </table:table-cell>
        </table:table-row>
        <table:table-row>
          <table:table-cell table:style-name="Table3.C2" office:value-type="string">
            <text:p text:style-name="P26">P3</text:p>
          </table:table-cell>
          <table:table-cell table:style-name="Table3.C2" office:value-type="string">
            <text:p text:style-name="P17">viņš</text:p>
            <text:p text:style-name="P17">viņ<text:span text:style-name="T29">a</text:span></text:p>
            <text:p text:style-name="P17">viņi</text:p>
            <text:p text:style-name="P17">viņas</text:p>
          </table:table-cell>
          <table:table-cell table:style-name="Table3.C2" office:value-type="string">
            <text:p text:style-name="P47">bij<text:span text:style-name="T34">a</text:span></text:p>
          </table:table-cell>
          <table:table-cell table:style-name="Table3.D2" office:value-type="string">
            <text:p text:style-name="P47"><text:span text:style-name="T40">ne</text:span>bij<text:span text:style-name="T34">a</text:span></text:p>
          </table:table-cell>
        </table:table-row>
      </table:table>
      <text:h text:style-name="P52" text:outline-level="2" text:is-list-header="true"><text:soft-page-break/></text:h>
      <text:h text:style-name="P52" text:outline-level="2"><text:bookmark-start text:name="__RefHeading___Toc326_3898499048"/><text:span text:style-name="T32"><text:tab/><text:tab/></text:span><text:span text:style-name="T45">c</text:span><text:span text:style-name="T31">) </text:span>Conjugaison au <text:span text:style-name="T27">futur</text:span><text:bookmark-end text:name="__RefHeading___Toc326_3898499048"/></text:h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table:number-columns-spanned="2" office:value-type="string">
            <text:p text:style-name="P5"/>
          </table:table-cell>
          <table:covered-table-cell/>
          <table:table-cell table:style-name="Table4.C1" table:number-columns-spanned="2" office:value-type="string">
            <text:p text:style-name="P29">Futur</text:p>
          </table:table-cell>
          <table:covered-table-cell/>
        </table:table-row>
        <table:table-row>
          <table:table-cell table:style-name="Table4.A2" table:number-columns-spanned="2" office:value-type="string">
            <text:p text:style-name="P23"/>
          </table:table-cell>
          <table:covered-table-cell/>
          <table:table-cell table:style-name="Table4.C2" office:value-type="string">
            <text:p text:style-name="P41">Affirmatif</text:p>
          </table:table-cell>
          <table:table-cell table:style-name="Table4.D2" office:value-type="string">
            <text:p text:style-name="P23">Négatif</text:p>
          </table:table-cell>
        </table:table-row>
        <table:table-row>
          <table:table-cell table:style-name="Table4.C2" table:number-rows-spanned="2" office:value-type="string">
            <text:p text:style-name="P24">P1</text:p>
          </table:table-cell>
          <table:table-cell table:style-name="Table4.C2" office:value-type="string">
            <text:p text:style-name="P23">es</text:p>
          </table:table-cell>
          <table:table-cell table:style-name="Table4.C2" office:value-type="string">
            <text:p text:style-name="P35">b<text:span text:style-name="T24">ū</text:span><text:span text:style-name="T44">š</text:span><text:span text:style-name="T34">u</text:span></text:p>
          </table:table-cell>
          <table:table-cell table:style-name="Table4.D2" office:value-type="string">
            <text:p text:style-name="P35"><text:span text:style-name="T40">ne</text:span>b<text:span text:style-name="T24">ū</text:span><text:span text:style-name="T44">š</text:span><text:span text:style-name="T34">u</text:span></text:p>
          </table:table-cell>
        </table:table-row>
        <table:table-row>
          <table:covered-table-cell table:style-name="Table4.C2"/>
          <table:table-cell table:style-name="Table4.C2" office:value-type="string">
            <text:p text:style-name="P17">mēs</text:p>
          </table:table-cell>
          <table:table-cell table:style-name="Table4.C2" office:value-type="string">
            <text:p text:style-name="P18">b<text:span text:style-name="T52">ū</text:span>s<text:span text:style-name="T34">im</text:span></text:p>
          </table:table-cell>
          <table:table-cell table:style-name="Table4.D2" office:value-type="string">
            <text:p text:style-name="P35"><text:span text:style-name="T42">ne</text:span><text:span text:style-name="T15">b</text:span><text:span text:style-name="T24">ū</text:span><text:span text:style-name="T15">s</text:span><text:span text:style-name="T38">im</text:span></text:p>
          </table:table-cell>
        </table:table-row>
        <table:table-row>
          <table:table-cell table:style-name="Table4.C2" table:number-rows-spanned="2" office:value-type="string">
            <text:p text:style-name="P24">P2</text:p>
          </table:table-cell>
          <table:table-cell table:style-name="Table4.C2" office:value-type="string">
            <text:p text:style-name="P23">tu</text:p>
          </table:table-cell>
          <table:table-cell table:style-name="Table4.C2" office:value-type="string">
            <text:p text:style-name="P18">b<text:span text:style-name="T52">ū</text:span>s<text:span text:style-name="T34">i</text:span></text:p>
          </table:table-cell>
          <table:table-cell table:style-name="Table4.D2" office:value-type="string">
            <text:p text:style-name="P35"><text:span text:style-name="T42">ne</text:span><text:span text:style-name="T15">b</text:span><text:span text:style-name="T24">ū</text:span><text:span text:style-name="T15">s</text:span><text:span text:style-name="T38">i</text:span></text:p>
          </table:table-cell>
        </table:table-row>
        <table:table-row>
          <table:covered-table-cell table:style-name="Table4.C2"/>
          <table:table-cell table:style-name="Table4.C2" office:value-type="string">
            <text:p text:style-name="P17">jūs</text:p>
          </table:table-cell>
          <table:table-cell table:style-name="Table4.C2" office:value-type="string">
            <text:p text:style-name="P18">b<text:span text:style-name="T52">ū</text:span>s<text:span text:style-name="T34">iet</text:span></text:p>
          </table:table-cell>
          <table:table-cell table:style-name="Table4.D2" office:value-type="string">
            <text:p text:style-name="P35"><text:span text:style-name="T42">ne</text:span><text:span text:style-name="T15">b</text:span><text:span text:style-name="T24">ū</text:span><text:span text:style-name="T15">s</text:span><text:span text:style-name="T38">iet</text:span></text:p>
          </table:table-cell>
        </table:table-row>
        <table:table-row>
          <table:table-cell table:style-name="Table4.C2" office:value-type="string">
            <text:p text:style-name="P27">P3</text:p>
          </table:table-cell>
          <table:table-cell table:style-name="Table4.C2" office:value-type="string">
            <text:p text:style-name="P17">viņš</text:p>
            <text:p text:style-name="P17">viņ<text:span text:style-name="T29">a</text:span></text:p>
            <text:p text:style-name="P17">viņi</text:p>
            <text:p text:style-name="P17">viņas</text:p>
          </table:table-cell>
          <table:table-cell table:style-name="Table4.C2" office:value-type="string">
            <text:p text:style-name="P37"><text:span text:style-name="T23">b</text:span><text:span text:style-name="T24">ū</text:span>s</text:p>
          </table:table-cell>
          <table:table-cell table:style-name="Table4.D2" office:value-type="string">
            <text:p text:style-name="P36"><text:span text:style-name="T40">ne</text:span><text:span text:style-name="T23">b</text:span><text:span text:style-name="T24">ū</text:span>s</text:p>
          </table:table-cell>
        </table:table-row>
      </table:table>
      <text:p text:style-name="P6"><text:span text:style-name="T8"/></text:p>
      <text:p text:style-name="P62"><text:tab/><text:tab/></text:p>
      <text:section text:style-name="Sect1" text:name="Section1">
        <text:p text:style-name="P3"><text:span text:style-name="T19">d</text:span><text:span text:style-name="T18">) Exemples</text:span></text:p>
        <text:p text:style-name="P39"/>
        <text:list text:continue-list="list3621237843" text:style-name="L6">
          <text:list-item>
            <text:p text:style-name="P72">Tu esi<text:tab/><text:tab/><text:span text:style-name="T50">(Tu es)</text:span></text:p>
          </text:list-item>
          <text:list-item>
            <text:p text:style-name="P72">Viņš ir <text:tab/><text:tab/><text:span text:style-name="T50">(Il est)</text:span></text:p>
          </text:list-item>
          <text:list-item>
            <text:p text:style-name="P66">Mēs esam <text:tab/><text:span text:style-name="T50">(Nous sommes)</text:span></text:p>
          </text:list-item>
          <text:list-item>
            <text:p text:style-name="P66">Vini bus<text:tab/><text:tab/><text:span text:style-name="T51">(Ils seront)</text:span></text:p>
          </text:list-item>
          <text:list-item>
            <text:p text:style-name="P66">Jus busiet<text:tab/><text:span text:style-name="T51">(Vous serez)</text:span></text:p>
          </text:list-item>
          <text:list-item>
            <text:p text:style-name="P66"><text:span text:style-name="T46">Es </text:span><text:span text:style-name="T47">b</text:span><text:span text:style-name="T48">ūš</text:span><text:span text:style-name="T47">u</text:span><text:span text:style-name="T51"><text:tab/><text:tab/>(Je serais)</text:span></text:p>
          </text:list-item>
          <text:list-item>
            <text:p text:style-name="P66"><text:span text:style-name="T16">Es biju</text:span><text:span text:style-name="T51"><text:tab/><text:tab/>(J’étais)</text:span></text:p>
          </text:list-item>
          <text:list-item>
            <text:p text:style-name="P67"><text:span text:style-name="T16">M</text:span><text:span text:style-name="T15">es </text:span><text:span text:style-name="T43">ne</text:span><text:span text:style-name="T17">bij</text:span><text:span text:style-name="T39">ām</text:span><text:span text:style-name="T15"> <text:s/></text:span><text:span text:style-name="T50">(Nous n’étions pas)</text:span></text:p>
          </text:list-item>
          <text:list-item>
            <text:p text:style-name="P68"><text:span text:style-name="T15">Tu un es b</text:span><text:span text:style-name="T48">ū</text:span><text:span text:style-name="T15">sim</text:span></text:p>
          </text:list-item>
        </text:list>
        <text:p text:style-name="P33"><text:span text:style-name="T15"><text:tab/><text:tab/><text:tab/></text:span><text:span text:style-name="T50">(Toi et moi serons)</text:span></text:p>
        <text:list text:continue-numbering="true" text:style-name="L6">
          <text:list-item>
            <text:p text:style-name="P68"><text:span text:style-name="T15">Tu un vina neb</text:span><text:span text:style-name="T48">ū</text:span><text:span text:style-name="T15">siet</text:span></text:p>
          </text:list-item>
        </text:list>
        <text:p text:style-name="P33"><text:span text:style-name="T15"><text:tab/><text:tab/><text:tab/></text:span><text:span text:style-name="T50">(Toi et elle ne serez pas)</text:span></text:p>
        <text:p text:style-name="P22"><text:span text:style-name="T22">I</text:span><text:span text:style-name="T21">nfinitif</text:span></text:p>
        <text:p text:style-name="P32">L’infinitif du verbe -être en letton est <text:s text:c="4"/>-b<text:span text:style-name="T49">ū</text:span>t. Celui-ci s’utilise le plus souvent avec un préfix pour former des verbes ayant des sens différents.</text:p>
      </text:section>
      <text:p text:style-name="P38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44ee" officeooo:paragraph-rsid="001544ee"/>
    </style:style>
    <style:style style:name="MP2" style:family="paragraph" style:parent-style-name="Header">
      <style:text-properties fo:font-style="italic" officeooo:rsid="001544ee" officeooo:paragraph-rsid="001544ee" style:font-style-asian="italic" style:font-style-complex="italic"/>
    </style:style>
    <style:style style:name="MP3" style:family="paragraph" style:parent-style-name="Footer">
      <style:paragraph-properties fo:text-align="end" style:justify-single-word="false"/>
      <style:text-properties fo:font-size="14pt" fo:font-style="italic" officeooo:rsid="0017101c" officeooo:paragraph-rsid="0017101c" style:font-size-asian="9.14999961853027pt" style:font-style-asian="italic" style:font-size-complex="10.5pt" style:font-style-complex="italic"/>
    </style:style>
    <style:style style:name="M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officeooo:rsid="0017531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hapitre 1</text:span><text:span text:style-name="MT2"> – Pronoms personnels et conjugaison de base </text:span></text:p>
      </style:header>
      <style:header-first>
        <text:p text:style-name="MP2"/>
      </style:header-first>
      <style:footer>
        <text:p text:style-name="MP3">Jans Stokmanis-Guillopé<text:tab/><text:tab/><text:span text:style-name="MT3">2023-2024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3:47:52.880440534</meta:creation-date>
    <meta:generator>LibreOffice/7.6.4.1$Linux_X86_64 LibreOffice_project/60$Build-1</meta:generator>
    <dc:date>2023-12-10T13:27:10.068641134</dc:date>
    <meta:editing-duration>PT1H9M19S</meta:editing-duration>
    <meta:editing-cycles>32</meta:editing-cycles>
    <meta:document-statistic meta:table-count="5" meta:image-count="0" meta:object-count="0" meta:page-count="7" meta:paragraph-count="132" meta:word-count="327" meta:character-count="1686" meta:non-whitespace-character-count="1466"/>
  </office:meta>
</office:document-meta>
</file>